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kursübersicht" style:family="table">
      <style:table-properties style:width="6.7in" fo:margin-left="0in" fo:break-before="auto" fo:break-after="auto" table:align="left" fo:keep-with-next="auto" style:may-break-between-rows="true" table:border-model="collapsing"/>
    </style:style>
    <style:style style:name="kursübersicht.A" style:family="table-column">
      <style:table-column-properties style:column-width="1.1236in"/>
    </style:style>
    <style:style style:name="kursübersicht.B" style:family="table-column">
      <style:table-column-properties style:column-width="0.9375in"/>
    </style:style>
    <style:style style:name="kursübersicht.C" style:family="table-column">
      <style:table-column-properties style:column-width="3.9389in"/>
    </style:style>
    <style:style style:name="kursübersicht.D" style:family="table-column">
      <style:table-column-properties style:column-width="0.7in"/>
    </style:style>
    <style:style style:name="kursübersicht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kursübersicht.2" style:family="table-row">
      <style:table-row-properties style:min-row-height="0.8285in"/>
    </style:style>
    <style:style style:name="kursübersicht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C2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D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kursübersicht.3" style:family="table-row">
      <style:table-row-properties style:min-row-height="0.9861in"/>
    </style:style>
    <style:style style:name="kursübersicht.A3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B3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C3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D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kursübersicht.4" style:family="table-row">
      <style:table-row-properties style:min-row-height="1.1118in"/>
    </style:style>
    <style:style style:name="kursübersicht.A4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C4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D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kursübersicht.5" style:family="table-row">
      <style:table-row-properties style:min-row-height="0.4618in"/>
    </style:style>
    <style:style style:name="kursübersicht.A5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B5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C5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D5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kursübersicht.A6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C6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kursübersicht.D6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kursübersicht.7" style:family="table-row">
      <style:table-row-properties fo:keep-together="auto"/>
    </style:style>
    <style:style style:name="kursübersicht.A7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B7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C7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kursübersicht.D7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kursübersicht.8" style:family="table-row">
      <style:table-row-properties style:min-row-height="0.4771in" fo:keep-together="auto"/>
    </style:style>
    <style:style style:name="kursübersicht.A8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B8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C8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D8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kursübersicht.9" style:family="table-row">
      <style:table-row-properties style:min-row-height="0.2458in" fo:keep-together="auto"/>
    </style:style>
    <style:style style:name="kursübersicht.A9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B9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C9" style:family="table-cell">
      <style:table-cell-properties fo:background-color="transparent" fo:padding="0in" fo:border="none" style:writing-mode="page">
        <style:background-image/>
      </style:table-cell-properties>
    </style:style>
    <style:style style:name="kursübersicht.D9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kursübersicht.A10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kursübersicht.B10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kursübersicht.C10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kursübersicht.D10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lernziele" style:family="table">
      <style:table-properties style:width="6.6931in" table:align="margins"/>
    </style:style>
    <style:style style:name="lernziele.A" style:family="table-column">
      <style:table-column-properties style:column-width="2.2313in" style:rel-column-width="21845*"/>
    </style:style>
    <style:style style:name="lernziele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lernziele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lernziele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lernziele.C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lernziele.A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lernziele.B5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10349" officeooo:paragraph-rsid="0022efc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Standard">
      <style:text-properties fo:language="de" fo:country="DE" fo:font-weight="bold" style:font-weight-asian="bold" style:font-weight-complex="bold"/>
    </style:style>
    <style:style style:name="P4" style:family="paragraph" style:parent-style-name="Standard">
      <style:text-properties fo:language="de" fo:country="DE" fo:font-weight="bold" officeooo:rsid="0022efc8" officeooo:paragraph-rsid="0022efc8" style:font-weight-asian="bold" style:font-weight-complex="bold"/>
    </style:style>
    <style:style style:name="P5" style:family="paragraph" style:parent-style-name="Standard">
      <style:text-properties fo:language="de" fo:country="DE" fo:font-weight="bold" officeooo:paragraph-rsid="0022efc8" style:font-weight-asian="bold" style:font-weight-complex="bold"/>
    </style:style>
    <style:style style:name="P6" style:family="paragraph" style:parent-style-name="Standard">
      <style:text-properties fo:language="de" fo:country="DE" fo:font-weight="bold" officeooo:rsid="00210349" officeooo:paragraph-rsid="00210349" style:font-weight-asian="bold" style:font-weight-complex="bold"/>
    </style:style>
    <style:style style:name="P7" style:family="paragraph" style:parent-style-name="Standard">
      <style:text-properties fo:language="de" fo:country="DE" fo:font-weight="bold" officeooo:rsid="0028ef9a" officeooo:paragraph-rsid="0028ef9a" style:font-weight-asian="bold" style:font-weight-complex="bold"/>
    </style:style>
    <style:style style:name="P8" style:family="paragraph" style:parent-style-name="Standard">
      <style:text-properties fo:language="de" fo:country="DE" fo:font-weight="normal" style:font-weight-asian="normal" style:font-weight-complex="normal"/>
    </style:style>
    <style:style style:name="P9" style:family="paragraph" style:parent-style-name="Standard">
      <style:text-properties fo:language="de" fo:country="DE" officeooo:paragraph-rsid="001ddfed"/>
    </style:style>
    <style:style style:name="P10" style:family="paragraph" style:parent-style-name="Standard">
      <style:text-properties fo:language="de" fo:country="DE" fo:background-color="transparent"/>
    </style:style>
    <style:style style:name="P11" style:family="paragraph" style:parent-style-name="Standard">
      <style:text-properties fo:language="de" fo:country="DE" officeooo:paragraph-rsid="0028ef9a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ef9a" officeooo:paragraph-rsid="0028ef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2efc8" officeooo:paragraph-rsid="0022efc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2efc8" officeooo:paragraph-rsid="0022efc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31933" officeooo:paragraph-rsid="002319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31933" officeooo:paragraph-rsid="002319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31933" officeooo:paragraph-rsid="002319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84476" officeooo:paragraph-rsid="0028447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 style:list-style-name="L7">
      <style:paragraph-properties fo:text-align="start" style:justify-single-word="false"/>
      <style:text-properties officeooo:paragraph-rsid="00284476"/>
    </style:style>
    <style:style style:name="P27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ef9a" officeooo:paragraph-rsid="0028ef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2efc8" officeooo:paragraph-rsid="0022efc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officeooo:rsid="001ddfe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0349" style:font-weight-asian="bold" style:font-weight-complex="bold"/>
    </style:style>
    <style:style style:name="T4" style:family="text">
      <style:text-properties officeooo:rsid="001edf26"/>
    </style:style>
    <style:style style:name="T5" style:family="text">
      <style:text-properties fo:font-style="normal" officeooo:rsid="001edf26" style:font-style-asian="normal" style:font-style-complex="normal"/>
    </style:style>
    <style:style style:name="T6" style:family="text">
      <style:text-properties officeooo:rsid="001fc039"/>
    </style:style>
    <style:style style:name="T7" style:family="text">
      <style:text-properties officeooo:rsid="00210349"/>
    </style:style>
    <style:style style:name="T8" style:family="text">
      <style:text-properties officeooo:rsid="00231933"/>
    </style:style>
    <style:style style:name="T9" style:family="text">
      <style:text-properties officeooo:rsid="0025d775"/>
    </style:style>
    <style:style style:name="T10" style:family="text">
      <style:text-properties officeooo:rsid="0026b569"/>
    </style:style>
    <style:style style:name="T11" style:family="text">
      <style:text-properties officeooo:rsid="00284476"/>
    </style:style>
    <style:style style:name="T12" style:family="text"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28447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2efc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319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officeooo:rsid="0022efc8" style:font-size-asian="11pt" style:font-style-asian="normal" style:font-size-complex="11pt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officeooo:rsid="00231933" style:font-size-asian="11pt" style:font-style-asian="normal" style:font-size-complex="11pt" style:font-style-complex="normal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dul 1: 26.11.2019 - 28.11.2019 (3 Tage Präsenz), Hacken und experimentieren mit Daten</text:p>
      <text:p text:style-name="P8">Modul 2: 20.01.2020, <text:s/>Daten strukturieren - beschreiben - wiederauffinden </text:p>
      <text:p text:style-name="P3">Modul 3: 05.03.2020, Daten analysieren und darstellen</text:p>
      <text:p text:style-name="P8">Modul 4: 22.04.2020, <text:span text:style-name="T9">Forschungs</text:span>(daten)prozess verstehen und unterstützen</text:p>
      <text:p text:style-name="P8">Modul 5: 26.05.2020, Nachhaltig und verantwortungsvoll handeln im Umgang mit Daten</text:p>
      <text:p text:style-name="P8">Modul 6: Abschlusstag wird noch terminiert (voraussichtlich im Juli 2020), Projektmodul</text:p>
      <text:p text:style-name="P8"/>
      <text:p text:style-name="P4">Kursübersicht</text:p>
      <text:p text:style-name="P5"/>
      <table:table table:name="kursübersicht" table:style-name="kursübersicht" table:template-name="Academic">
        <table:table-column table:style-name="kursübersicht.A"/>
        <table:table-column table:style-name="kursübersicht.B"/>
        <table:table-column table:style-name="kursübersicht.C"/>
        <table:table-column table:style-name="kursübersicht.D"/>
        <table:table-row>
          <table:table-cell table:style-name="kursübersicht.A1" office:value-type="string">
            <text:p text:style-name="P28">Datum</text:p>
          </table:table-cell>
          <table:table-cell table:style-name="kursübersicht.A1" office:value-type="string">
            <text:p text:style-name="P28">Titel</text:p>
          </table:table-cell>
          <table:table-cell table:style-name="kursübersicht.A1" office:value-type="string">
            <text:p text:style-name="P28">Inhalte</text:p>
          </table:table-cell>
          <table:table-cell table:style-name="kursübersicht.A1" office:value-type="string">
            <text:p text:style-name="P28">Workload (in h)</text:p>
          </table:table-cell>
        </table:table-row>
        <table:table-row table:style-name="kursübersicht.2">
          <table:table-cell table:style-name="kursübersicht.A2" office:value-type="string">
            <text:p text:style-name="P1">21.01 – 26.01</text:p>
          </table:table-cell>
          <table:table-cell table:style-name="kursübersicht.B2" office:value-type="string">
            <text:p text:style-name="P1">Vorbereitung</text:p>
          </table:table-cell>
          <table:table-cell table:style-name="kursübersicht.C2" office:value-type="string">
            <text:list xml:id="list3995507482" text:style-name="L2">
              <text:list-item>
                <text:p text:style-name="P15"><text:span text:style-name="T8">installiere die benötigte Software (Anaconda)</text:span></text:p>
              </text:list-item>
              <text:list-item>
                <text:p text:style-name="P15"><text:span text:style-name="T8">lade die Kursmaterialien und Datensätze herunter</text:span></text:p>
              </text:list-item>
              <text:list-item>
                <text:p text:style-name="P15"><text:span text:style-name="T11">stelle sicher, dass Python Notebooks auf lokal ausgeführt werden können</text:span></text:p>
              </text:list-item>
            </text:list>
          </table:table-cell>
          <table:table-cell table:style-name="kursübersicht.D2" office:value-type="float" office:value="2">
            <text:p text:style-name="P21">2</text:p>
          </table:table-cell>
        </table:table-row>
        <table:table-row table:style-name="kursübersicht.3">
          <table:table-cell table:style-name="kursübersicht.A3" office:value-type="string">
            <text:p text:style-name="P20">27.01 – 02.02</text:p>
          </table:table-cell>
          <table:table-cell table:style-name="kursübersicht.B3" office:value-type="string">
            <text:p text:style-name="P20">Grundlagen <text:span text:style-name="T8">und deskriptive Statistik I</text:span></text:p>
          </table:table-cell>
          <table:table-cell table:style-name="kursübersicht.C3" office:value-type="string">
            <text:list xml:id="list2228570585" text:style-name="L3">
              <text:list-item>
                <text:p text:style-name="P16"><text:span text:style-name="T8">Beschreibe Datensätze mit dem statistischen Grundvokabular</text:span></text:p>
              </text:list-item>
              <text:list-item>
                <text:p text:style-name="P16"><text:span text:style-name="T10">Lese .csv Datensätze als DataFrames in Python ein</text:span></text:p>
              </text:list-item>
              <text:list-item>
                <text:p text:style-name="P16"><text:span text:style-name="T9">Filtere DataFrames nach Spalten oder Zeilen</text:span></text:p>
              </text:list-item>
              <text:list-item>
                <text:p text:style-name="P16"><text:span text:style-name="T9">Erstelle absolute und relative Häufigkeitstabellen</text:span></text:p>
              </text:list-item>
              <text:list-item>
                <text:p text:style-name="P16"><text:span text:style-name="T8">Berechne grundlegende Lagemaße (Median, Mittelwert)</text:span></text:p>
              </text:list-item>
            </text:list>
          </table:table-cell>
          <table:table-cell table:style-name="kursübersicht.D3" office:value-type="float" office:value="5">
            <text:p text:style-name="P21">5</text:p>
          </table:table-cell>
        </table:table-row>
        <table:table-row table:style-name="kursübersicht.4">
          <table:table-cell table:style-name="kursübersicht.A4" office:value-type="string">
            <text:p text:style-name="P20">03.02 – 09.02</text:p>
          </table:table-cell>
          <table:table-cell table:style-name="kursübersicht.B4" office:value-type="string">
            <text:p text:style-name="P20">Deskriptive Statistik <text:span text:style-name="T8">II und Visualisierung</text:span></text:p>
          </table:table-cell>
          <table:table-cell table:style-name="kursübersicht.C4" office:value-type="string">
            <text:list xml:id="list2002499634" text:style-name="L4">
              <text:list-item>
                <text:p text:style-name="P17"><text:span text:style-name="T8">Berechne grundlegende Streuungsmaße (Interquartilsabstand, Standardabweichung, Spannweite)</text:span></text:p>
              </text:list-item>
              <text:list-item>
                <text:p text:style-name="P17"><text:span text:style-name="T8">Berechne Statistiken für bivariate Verteilungen (Kreuztabellen, Korrelation)</text:span></text:p>
              </text:list-item>
              <text:list-item>
                <text:p text:style-name="P17"><text:span text:style-name="T8">Erstelle einfache Visualisierungen (Boxplot, Histogramm, Streudiagram)</text:span></text:p>
              </text:list-item>
            </text:list>
          </table:table-cell>
          <table:table-cell table:style-name="kursübersicht.D4" office:value-type="float" office:value="5">
            <text:p text:style-name="P21">5</text:p>
          </table:table-cell>
        </table:table-row>
        <table:table-row table:style-name="kursübersicht.5">
          <table:table-cell table:style-name="kursübersicht.A5" office:value-type="string">
            <text:p text:style-name="P20">10.02 – 16.02</text:p>
          </table:table-cell>
          <table:table-cell table:style-name="kursübersicht.B5" office:value-type="string">
            <text:p text:style-name="P20">Inferenzstatistik/ ML I</text:p>
          </table:table-cell>
          <table:table-cell table:style-name="kursübersicht.C5" office:value-type="string">
            <text:list xml:id="list3672142980" text:style-name="L5">
              <text:list-item>
                <text:p text:style-name="P18"><text:span text:style-name="T8">Berechne und visualisiere Konfidenzintervalle für den Mittelwert</text:span></text:p>
              </text:list-item>
            </text:list>
          </table:table-cell>
          <table:table-cell table:style-name="kursübersicht.D5" office:value-type="float" office:value="5">
            <text:p text:style-name="P21">5</text:p>
          </table:table-cell>
        </table:table-row>
        <table:table-row>
          <table:table-cell table:style-name="kursübersicht.A6" office:value-type="string">
            <text:p text:style-name="P20">17.02 – 23.02</text:p>
          </table:table-cell>
          <table:table-cell table:style-name="kursübersicht.B6" office:value-type="string">
            <text:p text:style-name="P20">ML II</text:p>
          </table:table-cell>
          <table:table-cell table:style-name="kursübersicht.C6">
            <text:p text:style-name="P14"/>
          </table:table-cell>
          <table:table-cell table:style-name="kursübersicht.D6" office:value-type="float" office:value="5">
            <text:p text:style-name="P23">5</text:p>
          </table:table-cell>
        </table:table-row>
        <table:table-row table:style-name="kursübersicht.7">
          <table:table-cell table:style-name="kursübersicht.A7" office:value-type="string">
            <text:p text:style-name="P20">24.02 – 01.03</text:p>
          </table:table-cell>
          <table:table-cell table:style-name="kursübersicht.B7" office:value-type="string">
            <text:p text:style-name="P20">ML III</text:p>
          </table:table-cell>
          <table:table-cell table:style-name="kursübersicht.C7">
            <text:p text:style-name="P14"/>
          </table:table-cell>
          <table:table-cell table:style-name="kursübersicht.D7" office:value-type="float" office:value="5">
            <text:p text:style-name="P23">5</text:p>
          </table:table-cell>
        </table:table-row>
        <table:table-row table:style-name="kursübersicht.8">
          <table:table-cell table:style-name="kursübersicht.A8" office:value-type="string">
            <text:p text:style-name="P22">02.03 – 04.03</text:p>
          </table:table-cell>
          <table:table-cell table:style-name="kursübersicht.B8" office:value-type="string">
            <text:p text:style-name="P22">Vorbereitung Präsenztag</text:p>
          </table:table-cell>
          <table:table-cell table:style-name="kursübersicht.C8" office:value-type="string">
            <text:list xml:id="list1810303047" text:style-name="L7">
              <text:list-item>
                <text:p text:style-name="P26"><text:span text:style-name="T12">Formuliere einfache quantitative Forschungsfragen für den Projekttag</text:span></text:p>
              </text:list-item>
            </text:list>
          </table:table-cell>
          <table:table-cell table:style-name="kursübersicht.D8" office:value-type="float" office:value="3">
            <text:p text:style-name="P23">3</text:p>
          </table:table-cell>
        </table:table-row>
        <table:table-row table:style-name="kursübersicht.9">
          <table:table-cell table:style-name="kursübersicht.A9" office:value-type="string">
            <text:p text:style-name="P22">05.03</text:p>
          </table:table-cell>
          <table:table-cell table:style-name="kursübersicht.B9" office:value-type="string">
            <text:p text:style-name="P22">Prä<text:span text:style-name="T11">senztag</text:span></text:p>
          </table:table-cell>
          <table:table-cell table:style-name="kursübersicht.C9" office:value-type="string">
            <text:list xml:id="list2002012767" text:style-name="L6">
              <text:list-item>
                <text:p text:style-name="P19"><text:span text:style-name="T11">Finde geeignete Daten zum Lösen der Fragen</text:span></text:p>
              </text:list-item>
              <text:list-item>
                <text:p text:style-name="P25">Beantworte die Frage mit den gelernten statistischen Tools</text:p>
              </text:list-item>
              <text:list-item>
                <text:p text:style-name="P25">Bereite die Ergebnisse in Form einer Visualisierung auf</text:p>
              </text:list-item>
              <text:list-item>
                <text:p text:style-name="P25">Stelle die Ergebnisse im Plenum vor</text:p>
              </text:list-item>
            </text:list>
          </table:table-cell>
          <table:table-cell table:style-name="kursübersicht.D9" office:value-type="float" office:value="7">
            <text:p text:style-name="P23">7</text:p>
          </table:table-cell>
        </table:table-row>
        <table:table-row>
          <table:table-cell table:style-name="kursübersicht.A10" office:value-type="string">
            <text:p text:style-name="P22"/>
          </table:table-cell>
          <table:table-cell table:style-name="kursübersicht.B10">
            <text:p text:style-name="P22"/>
          </table:table-cell>
          <table:table-cell table:style-name="kursübersicht.C10" office:value-type="string">
            <text:p text:style-name="P24">Summe</text:p>
          </table:table-cell>
          <table:table-cell table:style-name="kursübersicht.D10" office:value-type="float" office:value="35">
            <text:p text:style-name="P23">35</text:p>
          </table:table-cell>
        </table:table-row>
      </table:table>
      <text:p text:style-name="P5"/>
      <text:p text:style-name="P6"/>
      <text:p text:style-name="P7">Lernziele</text:p>
      <text:p text:style-name="P7"/>
      <text:p text:style-name="P7">Session 1 - <text:span text:style-name="T15">Grundlagen </text:span><text:span text:style-name="T16">und deskriptive Statistik I</text:span></text:p>
      <text:p text:style-name="P7"><text:span text:style-name="T14"/></text:p>
      <table:table table:name="lernziele" table:style-name="lernziele" table:template-name="Academic">
        <table:table-column table:style-name="lernziele.A" table:number-columns-repeated="3"/>
        <table:table-header-rows>
          <table:table-row>
            <table:table-cell table:style-name="lernziele.A1" office:value-type="string">
              <text:p text:style-name="P27">Einheit</text:p>
            </table:table-cell>
            <table:table-cell table:style-name="lernziele.A1" office:value-type="string">
              <text:p text:style-name="P27">Ziel</text:p>
            </table:table-cell>
            <table:table-cell table:style-name="lernziele.A1" office:value-type="string">
              <text:p text:style-name="P27">Workload</text:p>
            </table:table-cell>
          </table:table-row>
        </table:table-header-rows>
        <table:table-row>
          <table:table-cell table:style-name="lernziele.A2" office:value-type="string">
            <text:p text:style-name="P13">Statistisches Grundvokabular</text:p>
          </table:table-cell>
          <table:table-cell table:style-name="lernziele.B2" office:value-type="string">
            <text:p text:style-name="P13">Beschreibe</text:p>
          </table:table-cell>
          <table:table-cell table:style-name="lernziele.C2">
            <text:p text:style-name="P12"/>
          </table:table-cell>
        </table:table-row>
        <table:table-row>
          <table:table-cell table:style-name="lernziele.A2" office:value-type="string">
            <text:p text:style-name="P12"/>
          </table:table-cell>
          <table:table-cell table:style-name="lernziele.C2">
            <text:p text:style-name="P12"/>
          </table:table-cell>
          <table:table-cell table:style-name="lernziele.C2">
            <text:p text:style-name="P12"/>
          </table:table-cell>
        </table:table-row>
        <table:table-row>
          <table:table-cell table:style-name="lernziele.A2" office:value-type="string">
            <text:p text:style-name="P12"/>
          </table:table-cell>
          <table:table-cell table:style-name="lernziele.C2">
            <text:p text:style-name="P12"/>
          </table:table-cell>
          <table:table-cell table:style-name="lernziele.C2">
            <text:p text:style-name="P12"/>
          </table:table-cell>
        </table:table-row>
        <table:table-row>
          <table:table-cell table:style-name="lernziele.A5" office:value-type="string">
            <text:p text:style-name="P12"/>
          </table:table-cell>
          <table:table-cell table:style-name="lernziele.B5">
            <text:p text:style-name="P12"/>
          </table:table-cell>
          <table:table-cell table:style-name="lernziele.B5">
            <text:p text:style-name="P12"/>
          </table:table-cell>
        </table:table-row>
      </table:table>
      <text:p text:style-name="P7"><text:span text:style-name="T14"/></text:p>
      <text:p text:style-name="P11"><text:soft-page-break/></text:p>
      <text:p text:style-name="P9">Was ist Statistik? Was macht Statistik? </text:p>
      <text:p text:style-name="P9"/>
      <text:p text:style-name="P9">Notationen und Begriffe</text:p>
      <text:p text:style-name="P9"/>
      <text:p text:style-name="P9">Messniveaus</text:p>
      <text:p text:style-name="P2"/>
      <text:p text:style-name="P10">Datenmatrix/ Tabellen</text:p>
      <text:p text:style-name="P2"/>
      <text:p text:style-name="P2">Absolute, <text:span text:style-name="T1">gruppierte </text:span>und relative Häufigkeiten</text:p>
      <text:p text:style-name="P2"/>
      <text:p text:style-name="P2"><text:span text:style-name="T1">Balkendiagramm, </text:span>Histogramm</text:p>
      <text:p text:style-name="P2"/>
      <text:p text:style-name="P2">Verteilungstypen: <text:span text:style-name="T1">Lage, Streuung, </text:span>Schiefe, Symmetrie, Uni/ Multimodal</text:p>
      <text:p text:style-name="P2"/>
      <text:p text:style-name="P2">Lagemaße: Modus, Median und Durchschnitt</text:p>
      <text:p text:style-name="P3"/>
      <text:p text:style-name="P3"/>
      <text:p text:style-name="P2"><text:span text:style-name="T3">Session</text:span><text:span text:style-name="T2"> 2, </text:span><text:span text:style-name="T3">3.2 – 9.2, 5h</text:span></text:p>
      <text:p text:style-name="P2"/>
      <text:p text:style-name="P2">Streuungsmaße: Spannweite, Interquartilsabstand, Varianz, Standardabweichung, Variationskoeffizient</text:p>
      <text:p text:style-name="P2"/>
      <text:p text:style-name="P2">Standardisierung <text:span text:style-name="T1">von Variablen</text:span></text:p>
      <text:p text:style-name="P2"/>
      <text:p text:style-name="P9">Boxplot</text:p>
      <text:p text:style-name="P2"/>
      <text:p text:style-name="P2"><text:span text:style-name="T1">Beschreibung von </text:span>Bivariate<text:span text:style-name="T1">n</text:span> Verteilungen</text:p>
      <text:p text:style-name="P2"/>
      <text:p text:style-name="P2">Kreuztabellen <text:span text:style-name="T1">und </text:span>Statistische Unabhängigkeit</text:p>
      <text:p text:style-name="P2"/>
      <text:p text:style-name="P2">Kovarianz und (<text:span text:style-name="T1">Rang)-</text:span>Korrelationskoeffizien<text:span text:style-name="T1">t</text:span></text:p>
      <text:p text:style-name="P2"/>
      <text:p text:style-name="P2">Streudiagramme</text:p>
      <text:p text:style-name="P2"/>
      <text:p text:style-name="P3"><text:span text:style-name="T7">Session</text:span> 3, <text:span text:style-name="T7">10.2 – 16.2, 5h</text:span> <text:span text:style-name="T4">Inferenzstatistik/ MLI</text:span></text:p>
      <text:p text:style-name="P2"/>
      <text:p text:style-name="P2">Zufallsexperiment, Wahrscheinlichkeiten und Zufallsvariablen</text:p>
      <text:p text:style-name="P2"/>
      <text:p text:style-name="P2">Empirische vs. Theoretische Verteilung</text:p>
      <text:p text:style-name="P2"/>
      <text:p text:style-name="P2">Dichte- und Verteilungsfunktion</text:p>
      <text:p text:style-name="P2"/>
      <text:p text:style-name="P2">Normalverteilung <text:span text:style-name="T1">und </text:span><text:span text:style-name="T5">Zentraler Grenzwertsatz</text:span></text:p>
      <text:p text:style-name="P2"/>
      <text:p text:style-name="P2"><text:span text:style-name="T4">Grundlagen der </text:span>Inferenzstatistik, Schätzung <text:span text:style-name="T4">und Testheorie</text:span></text:p>
      <text:p text:style-name="P2"/>
      <text:p text:style-name="P2">Fehler 1. und 2. Art</text:p>
      <text:p text:style-name="P2"/>
      <text:p text:style-name="P2">Zwei-Stichproben t-Test/ <text:span text:style-name="T6">Konfidenzinterval</text:span></text:p>
      <text:p text:style-name="P2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Academic.1" style:family="table-cell">
      <style:table-cell-properties fo:border-top="0.74pt solid #000000" fo:border-bottom="0.74pt solid #000000" fo:padding="0in" fo:padding-left="0in" fo:padding-right="0in" fo:padding-top="0in" fo:padding-bottom="0in" style:data-style-name="100"/>
    </style:style>
    <style:style style:name="Academic.2" style:family="table-cell">
      <style:table-cell-properties fo:border-bottom="0.74pt solid #000000" fo:padding="0in" fo:padding-left="0in" fo:padding-right="0in" fo:padding-top="0in" fo:padding-bottom="0in" style:data-style-name="0"/>
    </style:style>
    <style:style style:name="Academic.3" style:family="table-cell">
      <style:table-cell-properties fo:padding="0in" fo:padding-left="0in" fo:padding-right="0in" fo:padding-top="0in" fo:padding-bottom="0in" style:data-style-name="100"/>
    </style:style>
    <style:style style:name="Academic.4" style:family="table-cell">
      <style:table-cell-properties fo:padding="0in" fo:padding-left="0in" fo:padding-right="0in" fo:padding-top="0in" fo:padding-bottom="0in" style:data-style-name="0"/>
    </style:style>
    <style:style style:name="Academic.5" style:family="table-cell">
      <style:table-cell-properties fo:padding="0in" fo:padding-left="0in" fo:padding-right="0in" fo:padding-top="0in" fo:padding-bottom="0in" style:data-style-name="0"/>
    </style:style>
    <style:style style:name="Academic.6" style:family="table-cell">
      <style:table-cell-properties fo:padding="0in" fo:padding-left="0in" fo:padding-right="0in" fo:padding-top="0in" fo:padding-bottom="0in" style:data-style-name="100"/>
    </style:style>
    <style:style style:name="Academic.7" style:family="table-cell">
      <style:table-cell-properties fo:padding="0in" fo:padding-left="0in" fo:padding-right="0in" fo:padding-top="0in" fo:padding-bottom="0in" style:data-style-name="0"/>
    </style:style>
    <style:style style:name="Academic.8" style:family="table-cell">
      <style:table-cell-properties fo:padding="0in" fo:padding-left="0in" fo:padding-right="0in" fo:padding-top="0in" fo:padding-bottom="0in" style:data-style-name="0"/>
    </style:style>
    <style:style style:name="Academic.9" style:family="table-cell">
      <style:table-cell-properties fo:padding="0in" fo:padding-left="0in" fo:padding-right="0in" fo:padding-top="0in" fo:padding-bottom="0in" style:data-style-name="0"/>
    </style:style>
    <style:style style:name="Academic.10" style:family="table-cell">
      <style:table-cell-properties fo:padding="0in" fo:padding-left="0in" fo:padding-right="0in" fo:padding-top="0in" fo:padding-bottom="0in" style:data-style-name="0"/>
    </style:style>
    <style:style style:name="Academic.11" style:family="table-cell">
      <style:table-cell-properties fo:border-top="0.74pt solid #000000" fo:border-bottom="0.74pt solid #000000" fo:padding="0in" fo:padding-left="0in" fo:padding-right="0in" fo:padding-top="0in" fo:padding-bottom="0in" style:data-style-name="100"/>
    </style:style>
    <style:style style:name="Academic.12" style:family="table-cell">
      <style:table-cell-properties fo:border-top="0.74pt solid #000000" fo:border-bottom="0.74pt solid #000000" fo:padding="0in" fo:padding-left="0in" fo:padding-right="0in" fo:padding-top="0in" fo:padding-bottom="0in" style:data-style-name="100"/>
    </style:style>
    <style:style style:name="Academic.13" style:family="table-cell">
      <style:table-cell-properties fo:border-bottom="0.74pt solid #000000" fo:padding="0in" fo:padding-left="0in" fo:padding-right="0in" fo:padding-top="0in" fo:padding-bottom="0in" style:data-style-name="100"/>
    </style:style>
    <style:style style:name="Academic.14" style:family="table-cell">
      <style:table-cell-properties fo:border-bottom="0.74pt solid #000000" fo:padding="0in" fo:padding-left="0in" fo:padding-right="0in" fo:padding-top="0in" fo:padding-bottom="0in" style:data-style-name="0"/>
    </style:style>
    <style:style style:name="Academic.15" style:family="table-cell">
      <style:table-cell-properties fo:border-top="0.74pt solid #000000" fo:border-bottom="0.74pt solid #000000" fo:padding="0in" fo:padding-left="0in" fo:padding-right="0in" fo:padding-top="0in" fo:padding-bottom="0in" style:data-style-name="100"/>
    </style:style>
    <style:style style:name="Academic.16" style:family="table-cell">
      <style:table-cell-properties fo:border-bottom="0.74pt solid #000000" fo:padding="0in" fo:padding-left="0in" fo:padding-right="0in" fo:padding-top="0in" fo:padding-bottom="0in" style:data-style-name="0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27T09:36:11.246689571</meta:creation-date>
    <meta:print-date>2019-09-27T09:49:44.693847332</meta:print-date>
    <dc:date>2019-10-08T16:44:11.387611055</dc:date>
    <meta:editing-duration>PT26M51S</meta:editing-duration>
    <meta:editing-cycles>6</meta:editing-cycles>
    <meta:generator>LibreOffice/6.3.1.2$Linux_X86_64 LibreOffice_project/30$Build-2</meta:generator>
    <meta:document-statistic meta:table-count="2" meta:image-count="0" meta:object-count="0" meta:page-count="2" meta:paragraph-count="85" meta:word-count="350" meta:character-count="2798" meta:non-whitespace-character-count="2538"/>
  </office:meta>
</office:document-meta>
</file>